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b2b2b2" draw:fill="none" draw:textarea-vertical-align="middle"/>
    </style:style>
    <style:style style:name="gr2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Red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3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Red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3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6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5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5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5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53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5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5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56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5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5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5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6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6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6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63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6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66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6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6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6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7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7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7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73" style:family="graphic" style:parent-style-name="standard" style:list-style-name="L2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4" style:family="graphic" style:parent-style-name="standard">
      <style:graphic-properties svg:stroke-color="#3465a4" draw:textarea-vertical-align="middle"/>
    </style:style>
    <style:style style:name="gr17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077cm" fo:min-width="0.83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>
      <style:graphic-properties svg:stroke-color="#3465a4" draw:fill="solid" draw:fill-color="#729fcf" draw:textarea-vertical-align="middle"/>
    </style:style>
    <style:style style:name="gr191" style:family="graphic" style:parent-style-name="standard">
      <style:graphic-properties draw:textarea-vertical-align="middle"/>
    </style:style>
    <style:style style:name="gr192" style:family="graphic" style:parent-style-name="standard">
      <style:graphic-properties draw:stroke="none" svg:stroke-color="#000000" draw:fill="none" draw:fill-color="#ffffff" fo:min-height="0.479cm"/>
    </style:style>
    <style:style style:name="gr193" style:family="graphic" style:parent-style-name="standard">
      <style:graphic-properties draw:stroke="none" svg:stroke-color="#000000" draw:fill="none" draw:fill-color="#ffffff" fo:min-height="0.236cm"/>
    </style:style>
    <style:style style:name="gr194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Red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6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0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0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0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3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6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1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1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1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13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1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1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16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1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1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1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2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2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2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23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2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2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26" style:family="graphic" style:parent-style-name="standard" style:list-style-name="L2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7" style:family="graphic" style:parent-style-name="standard">
      <style:graphic-properties draw:stroke="none" svg:stroke-color="#000000" draw:fill="none" draw:fill-color="#ffffff" fo:min-height="0.511cm"/>
    </style:style>
    <style:style style:name="gr228" style:family="graphic" style:parent-style-name="standard">
      <style:graphic-properties draw:stroke="none" svg:stroke-color="#000000" draw:fill="none" draw:fill-color="#ffffff" fo:min-height="1.03cm"/>
    </style:style>
    <style:style style:name="gr229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>
      <style:graphic-properties draw:stroke="none" svg:stroke-color="#000000" draw:fill="none" draw:fill-color="#ffffff" fo:min-height="0.729cm"/>
    </style:style>
    <style:style style:name="gr296" style:family="graphic" style:parent-style-name="objectwithoutfill">
      <style:graphic-properties svg:stroke-color="#9900ff" draw:marker-start="" draw:marker-end="Circle_20_unfilled" draw:marker-end-width="0.3cm" draw:fill="none" draw:textarea-vertical-align="middle"/>
    </style:style>
    <style:style style:name="gr297" style:family="graphic" style:parent-style-name="standard">
      <style:graphic-properties draw:stroke="none" svg:stroke-color="#000000" draw:fill="none" draw:fill-color="#ffffff" fo:min-height="0.643cm"/>
    </style:style>
    <style:style style:name="gr298" style:family="graphic" style:parent-style-name="standard">
      <style:graphic-properties draw:stroke="none" svg:stroke-color="#000000" draw:fill="none" draw:fill-color="#ffffff" fo:min-height="0.675cm"/>
    </style:style>
    <style:style style:name="gr299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16.537cm" svg:height="5.221cm" svg:x="10.027cm" svg:y="3.14cm">
          <text:p/>
        </draw:ellipse>
        <draw:ellipse draw:style-name="gr1" draw:text-style-name="P1" draw:layer="layout" svg:width="11.854cm" svg:height="4.472cm" svg:x="4.709cm" svg:y="13.441cm">
          <text:p/>
        </draw:ellipse>
        <draw:ellipse draw:style-name="gr1" draw:text-style-name="P1" draw:layer="layout" svg:width="8.511cm" svg:height="2.716cm" svg:x="6.271cm" svg:y="14.307cm">
          <text:p/>
        </draw:ellipse>
        <draw:ellipse draw:style-name="gr1" draw:text-style-name="P1" draw:layer="layout" svg:width="12.559cm" svg:height="2.716cm" svg:x="11.96cm" svg:y="4.34cm">
          <text:p/>
        </draw:ellipse>
        <draw:g xml:id="id4" draw:id="id4">
          <draw:path draw:style-name="gr2" draw:text-style-name="P2" draw:layer="layout" svg:width="0.751cm" svg:height="0.674cm" svg:x="10.935cm" svg:y="5.838cm" svg:viewBox="0 0 752 675" svg:d="M0 675c327 0 752-193 752-386s-13-289-251-289c0 207-501 399-501 675z">
            <text:p/>
          </draw:path>
          <draw:path draw:style-name="gr3" draw:text-style-name="P3" draw:layer="layout" svg:width="1.837cm" svg:height="1.157cm" svg:x="9.599cm" svg:y="5.404cm" svg:viewBox="0 0 1838 1158" svg:d="M1838 0c0 0 0 772-1 579 1 338-396 579-917 579s-919-241-920-579c1 0 0-241 0-579 0 338 418 579 919 579 502 0 919-241 919-579z">
            <text:p/>
          </draw:path>
          <draw:path draw:style-name="gr4" draw:text-style-name="P3" draw:layer="layout" svg:width="1.836cm" svg:height="1.156cm" svg:x="9.598cm" svg:y="4.825cm" svg:viewBox="0 0 1837 1157" svg:d="M918 0c521 0 919 250 919 578s-398 579-919 579c-520 0-918-251-918-579s398-578 918-578z">
            <text:p/>
          </draw:path>
          <draw:polygon draw:style-name="gr5" draw:text-style-name="P3" draw:layer="layout" svg:width="0.501cm" svg:height="0.288cm" svg:x="10.601cm" svg:y="5.452cm" svg:viewBox="0 0 502 289" draw:points="251,0 167,48 502,241 418,289 83,96 0,145 0,0">
            <text:p/>
          </draw:polygon>
          <draw:polygon draw:style-name="gr6" draw:text-style-name="P3" draw:layer="layout" svg:width="0.5cm" svg:height="0.288cm" svg:x="9.932cm" svg:y="5.066cm" svg:viewBox="0 0 501 289" draw:points="418,193 501,145 501,289 250,289 333,241 0,48 83,0">
            <text:p/>
          </draw:polygon>
          <draw:polygon draw:style-name="gr7" draw:text-style-name="P3" draw:layer="layout" svg:width="0.501cm" svg:height="0.288cm" svg:x="9.932cm" svg:y="5.452cm" svg:viewBox="0 0 502 289" draw:points="83,193 418,0 502,48 167,241 250,289 0,289 0,145">
            <text:p/>
          </draw:polygon>
          <draw:polygon draw:style-name="gr8" draw:text-style-name="P3" draw:layer="layout" svg:width="0.5cm" svg:height="0.288cm" svg:x="10.601cm" svg:y="5.066cm" svg:viewBox="0 0 501 289" draw:points="333,48 250,0 501,0 501,145 418,96 83,289 0,241">
            <text:p/>
          </draw:polygon>
          <draw:path draw:style-name="gr9" draw:text-style-name="P3" draw:layer="layout" svg:width="1.836cm" svg:height="0.578cm" svg:x="9.598cm" svg:y="5.597cm" svg:viewBox="0 0 1837 579" svg:d="M1837 0c0 328-398 579-919 579-520 0-918-251-918-579">
            <text:p/>
          </draw:path>
          <draw:line draw:style-name="gr10" draw:text-style-name="P4" draw:layer="layout" svg:x1="9.681cm" svg:y1="5.645cm" svg:x2="9.681cm" svg:y2="5.838cm">
            <text:p/>
          </draw:line>
          <draw:line draw:style-name="gr11" draw:text-style-name="P4" draw:layer="layout" svg:x1="9.849cm" svg:y1="5.79cm" svg:x2="9.849cm" svg:y2="5.983cm">
            <text:p/>
          </draw:line>
          <draw:line draw:style-name="gr12" draw:text-style-name="P4" draw:layer="layout" svg:x1="10.099cm" svg:y1="5.934cm" svg:x2="10.099cm" svg:y2="6.127cm">
            <text:p/>
          </draw:line>
          <draw:line draw:style-name="gr13" draw:text-style-name="P4" draw:layer="layout" svg:x1="10.35cm" svg:y1="5.983cm" svg:x2="10.35cm" svg:y2="6.176cm">
            <text:p/>
          </draw:line>
          <draw:line draw:style-name="gr14" draw:text-style-name="P4" draw:layer="layout" svg:x1="10.684cm" svg:y1="5.983cm" svg:x2="10.684cm" svg:y2="6.176cm">
            <text:p/>
          </draw:line>
          <draw:line draw:style-name="gr15" draw:text-style-name="P4" draw:layer="layout" svg:x1="10.935cm" svg:y1="5.934cm" svg:x2="10.935cm" svg:y2="6.127cm">
            <text:p/>
          </draw:line>
          <draw:line draw:style-name="gr16" draw:text-style-name="P4" draw:layer="layout" svg:x1="11.185cm" svg:y1="5.79cm" svg:x2="11.185cm" svg:y2="5.983cm">
            <text:p/>
          </draw:line>
          <draw:line draw:style-name="gr17" draw:text-style-name="P4" draw:layer="layout" svg:x1="11.352cm" svg:y1="5.645cm" svg:x2="11.352cm" svg:y2="5.838cm">
            <text:p/>
          </draw:line>
          <draw:line draw:style-name="gr18" draw:text-style-name="P4" draw:layer="layout" svg:x1="10.517cm" svg:y1="6.175cm" svg:x2="10.517cm" svg:y2="6.368cm">
            <text:p/>
          </draw:line>
          <draw:line draw:style-name="gr19" draw:text-style-name="P4" draw:layer="layout" svg:x1="10.851cm" svg:y1="6.127cm" svg:x2="10.851cm" svg:y2="6.32cm">
            <text:p/>
          </draw:line>
          <draw:line draw:style-name="gr20" draw:text-style-name="P4" draw:layer="layout" svg:x1="11.101cm" svg:y1="6.031cm" svg:x2="11.101cm" svg:y2="6.224cm">
            <text:p/>
          </draw:line>
          <draw:line draw:style-name="gr21" draw:text-style-name="P4" draw:layer="layout" svg:x1="11.269cm" svg:y1="5.934cm" svg:x2="11.269cm" svg:y2="6.127cm">
            <text:p/>
          </draw:line>
          <draw:line draw:style-name="gr22" draw:text-style-name="P4" draw:layer="layout" svg:x1="10.183cm" svg:y1="6.127cm" svg:x2="10.183cm" svg:y2="6.32cm">
            <text:p/>
          </draw:line>
          <draw:line draw:style-name="gr23" draw:text-style-name="P4" draw:layer="layout" svg:x1="9.932cm" svg:y1="6.031cm" svg:x2="9.932cm" svg:y2="6.224cm">
            <text:p/>
          </draw:line>
          <draw:line draw:style-name="gr24" draw:text-style-name="P4" draw:layer="layout" svg:x1="9.765cm" svg:y1="5.934cm" svg:x2="9.765cm" svg:y2="6.127cm">
            <text:p/>
          </draw:line>
          <draw:path draw:style-name="gr25" draw:text-style-name="P3" draw:layer="layout" svg:width="1.836cm" svg:height="0.578cm" svg:x="9.598cm" svg:y="5.79cm" svg:viewBox="0 0 1837 579" svg:d="M1837 0c0 328-398 579-919 579-520 0-918-251-918-579">
            <text:p/>
          </draw:path>
          <draw:line draw:style-name="gr26" draw:text-style-name="P4" draw:layer="layout" svg:x1="9.681cm" svg:y1="6.031cm" svg:x2="9.681cm" svg:y2="6.224cm">
            <text:p/>
          </draw:line>
          <draw:line draw:style-name="gr27" draw:text-style-name="P4" draw:layer="layout" svg:x1="9.849cm" svg:y1="6.175cm" svg:x2="9.849cm" svg:y2="6.368cm">
            <text:p/>
          </draw:line>
          <draw:line draw:style-name="gr28" draw:text-style-name="P4" draw:layer="layout" svg:x1="10.099cm" svg:y1="6.32cm" svg:x2="10.099cm" svg:y2="6.513cm">
            <text:p/>
          </draw:line>
          <draw:line draw:style-name="gr29" draw:text-style-name="P4" draw:layer="layout" svg:x1="10.35cm" svg:y1="6.368cm" svg:x2="10.35cm" svg:y2="6.561cm">
            <text:p/>
          </draw:line>
          <draw:line draw:style-name="gr30" draw:text-style-name="P4" draw:layer="layout" svg:x1="10.684cm" svg:y1="6.368cm" svg:x2="10.684cm" svg:y2="6.561cm">
            <text:p/>
          </draw:line>
          <draw:line draw:style-name="gr31" draw:text-style-name="P4" draw:layer="layout" svg:x1="10.935cm" svg:y1="6.32cm" svg:x2="10.935cm" svg:y2="6.513cm">
            <text:p/>
          </draw:line>
          <draw:line draw:style-name="gr32" draw:text-style-name="P4" draw:layer="layout" svg:x1="11.185cm" svg:y1="6.175cm" svg:x2="11.185cm" svg:y2="6.368cm">
            <text:p/>
          </draw:line>
          <draw:line draw:style-name="gr33" draw:text-style-name="P4" draw:layer="layout" svg:x1="11.352cm" svg:y1="6.031cm" svg:x2="11.352cm" svg:y2="6.224cm">
            <text:p/>
          </draw:line>
          <draw:path draw:style-name="gr34" draw:text-style-name="P3" draw:layer="layout" svg:width="1.837cm" svg:height="1.735cm" svg:x="9.598cm" svg:y="4.825cm" svg:viewBox="0 0 1838 1736" svg:d="M918 0c521 0 920 251 920 579v579c0 337-418 578-919 578s-919-241-919-578c0 0 1-579 0-580 0-328 398-578 918-578z">
            <text:p/>
          </draw:path>
        </draw:g>
        <draw:g xml:id="id1" draw:id="id1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35" draw:text-style-name="P2" draw:layer="layout" svg:width="1.164cm" svg:height="0.766cm" svg:x="14.59cm" svg:y="15.583cm" svg:viewBox="0 0 1165 767" svg:d="M1 767c97 0 1164-477 1164-622s-150-145-247-145c0 62-952 311-917 767z">
              <text:p/>
            </draw:path>
            <draw:g>
              <draw:polygon draw:style-name="gr36" draw:text-style-name="P5" draw:layer="layout" svg:width="1.234cm" svg:height="1.139cm" svg:x="13.286cm" svg:y="15.169cm" svg:viewBox="0 0 1235 1140" draw:points="0,415 0,0 1235,725 1235,1140">
                <text:p/>
              </draw:polygon>
              <draw:polygon draw:style-name="gr37" draw:text-style-name="P5" draw:layer="layout" svg:width="1.057cm" svg:height="1.035cm" svg:x="14.52cm" svg:y="15.272cm" svg:viewBox="0 0 1058 1036" draw:points="0,1036 0,622 1058,0 1058,415">
                <text:p/>
              </draw:polygon>
              <draw:polygon draw:style-name="gr38" draw:text-style-name="P5" draw:layer="layout" svg:width="2.292cm" svg:height="1.346cm" svg:x="13.286cm" svg:y="14.547cm" svg:viewBox="0 0 2293 1347" draw:points="1235,1347 0,622 1058,0 2293,725">
                <text:p/>
              </draw:polygon>
              <draw:line draw:style-name="gr39" draw:text-style-name="P5" draw:layer="layout" svg:x1="13.709cm" svg:y1="15.5cm" svg:x2="13.709cm" svg:y2="15.749cm">
                <text:p/>
              </draw:line>
              <draw:line draw:style-name="gr40" draw:text-style-name="P5" draw:layer="layout" svg:x1="14.486cm" svg:y1="16.031cm" svg:x2="13.921cm" svg:y2="15.699cm">
                <text:p/>
              </draw:line>
              <draw:line draw:style-name="gr41" draw:text-style-name="P5" draw:layer="layout" svg:x1="13.917cm" svg:y1="15.625cm" svg:x2="13.917cm" svg:y2="15.708cm">
                <text:p/>
              </draw:line>
              <draw:line draw:style-name="gr42" draw:text-style-name="P5" draw:layer="layout" svg:x1="14.482cm" svg:y1="15.956cm" svg:x2="14.482cm" svg:y2="16.039cm">
                <text:p/>
              </draw:line>
              <draw:line draw:style-name="gr43" draw:text-style-name="P5" draw:layer="layout" svg:x1="14.482cm" svg:y1="15.957cm" svg:x2="13.917cm" svg:y2="15.625cm">
                <text:p/>
              </draw:line>
              <draw:polygon draw:style-name="gr44" draw:text-style-name="P5" draw:layer="layout" svg:width="0.07cm" svg:height="0.123cm" svg:x="13.78cm" svg:y="15.542cm" svg:viewBox="0 0 71 124" draw:points="0,83 0,0 71,41 71,124">
                <text:p/>
              </draw:polygon>
              <draw:line draw:style-name="gr45" draw:text-style-name="P5" draw:layer="layout" svg:x1="13.638cm" svg:y1="15.459cm" svg:x2="13.638cm" svg:y2="15.708cm">
                <text:p/>
              </draw:line>
              <draw:line draw:style-name="gr46" draw:text-style-name="P5" draw:layer="layout" svg:x1="13.568cm" svg:y1="15.417cm" svg:x2="13.568cm" svg:y2="15.666cm">
                <text:p/>
              </draw:line>
              <draw:line draw:style-name="gr47" draw:text-style-name="P5" draw:layer="layout" svg:x1="13.497cm" svg:y1="15.376cm" svg:x2="13.497cm" svg:y2="15.625cm">
                <text:p/>
              </draw:line>
              <draw:line draw:style-name="gr48" draw:text-style-name="P5" draw:layer="layout" svg:x1="13.427cm" svg:y1="15.334cm" svg:x2="13.427cm" svg:y2="15.583cm">
                <text:p/>
              </draw:line>
              <draw:line draw:style-name="gr49" draw:text-style-name="P5" draw:layer="layout" svg:x1="13.356cm" svg:y1="15.293cm" svg:x2="13.356cm" svg:y2="15.542cm">
                <text:p/>
              </draw:line>
              <draw:polygon draw:style-name="gr50" draw:text-style-name="P5" draw:layer="layout" svg:width="0.07cm" svg:height="0.455cm" svg:x="13.215cm" svg:y="15.127cm" svg:viewBox="0 0 71 456" draw:points="0,415 0,0 71,41 71,456">
                <text:p/>
              </draw:polygon>
              <draw:polygon draw:style-name="gr51" draw:text-style-name="P5" draw:layer="layout" svg:width="0.07cm" svg:height="0.455cm" svg:x="14.52cm" svg:y="15.894cm" svg:viewBox="0 0 71 456" draw:points="0,415 0,0 71,41 71,456">
                <text:p/>
              </draw:polygon>
              <draw:polygon draw:style-name="gr52" draw:text-style-name="P5" draw:layer="layout" svg:width="2.363cm" svg:height="1.802cm" svg:x="13.215cm" svg:y="14.547cm" svg:viewBox="0 0 2364 1803" draw:points="0,995 0,580 71,622 1129,0 2364,725 2364,1140 1376,1720 1376,1803">
                <text:p/>
              </draw:polygon>
            </draw:g>
          </draw:g>
          <draw:g>
            <draw:custom-shape draw:style-name="gr53" draw:text-style-name="P6" draw:layer="layout" svg:width="0.376cm" svg:height="0.379cm" svg:x="14.889cm" svg:y="15.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54" draw:text-style-name="P5" draw:layer="layout" svg:width="0.228cm" svg:height="0.354cm" svg:x="14.973cm" svg:y="15.892cm" svg:viewBox="0 0 229 355" draw:points="0,25 42,25 62,12 104,0 166,25 125,25 146,61 83,122 62,134 42,147 83,171 104,196 166,196 229,232 187,306 125,355 125,282 83,232 104,208 62,171 21,159 0,110">
              <text:p/>
            </draw:polygon>
            <draw:path draw:style-name="gr55" draw:text-style-name="P5" draw:layer="layout" svg:width="0.094cm" svg:height="0.161cm" svg:x="15.16cm" svg:y="15.914cm" svg:viewBox="0 0 95 162" svg:d="M83 162v-13l-21-36v-37l-20-49-42-24c42-25 125 134 83 159z">
              <text:p/>
            </draw:path>
            <draw:g>
              <draw:line draw:style-name="gr56" draw:text-style-name="P5" draw:layer="layout" svg:x1="15.056cm" svg:y1="16.125cm" svg:x2="15.035cm" svg:y2="16.039cm">
                <text:p/>
              </draw:line>
              <draw:line draw:style-name="gr57" draw:text-style-name="P5" draw:layer="layout" svg:x1="15.056cm" svg:y1="16.125cm" svg:x2="15.077cm" svg:y2="16.064cm">
                <text:p/>
              </draw:line>
              <draw:line draw:style-name="gr58" draw:text-style-name="P5" draw:layer="layout" svg:x1="15.098cm" svg:y1="16.125cm" svg:x2="15.077cm" svg:y2="16.064cm">
                <text:p/>
              </draw:line>
              <draw:line draw:style-name="gr59" draw:text-style-name="P5" draw:layer="layout" svg:x1="15.098cm" svg:y1="16.125cm" svg:x2="15.119cm" svg:y2="16.039cm">
                <text:p/>
              </draw:line>
            </draw:g>
            <draw:g>
              <draw:line draw:style-name="gr60" draw:text-style-name="P5" draw:layer="layout" svg:x1="15.181cm" svg:y1="16.125cm" svg:x2="15.16cm" svg:y2="16.039cm">
                <text:p/>
              </draw:line>
              <draw:line draw:style-name="gr61" draw:text-style-name="P5" draw:layer="layout" svg:x1="15.181cm" svg:y1="16.125cm" svg:x2="15.202cm" svg:y2="16.064cm">
                <text:p/>
              </draw:line>
              <draw:line draw:style-name="gr62" draw:text-style-name="P5" draw:layer="layout" svg:x1="15.223cm" svg:y1="16.125cm" svg:x2="15.202cm" svg:y2="16.064cm">
                <text:p/>
              </draw:line>
              <draw:line draw:style-name="gr63" draw:text-style-name="P5" draw:layer="layout" svg:x1="15.223cm" svg:y1="16.125cm" svg:x2="15.244cm" svg:y2="16.039cm">
                <text:p/>
              </draw:line>
            </draw:g>
            <draw:g>
              <draw:line draw:style-name="gr64" draw:text-style-name="P5" draw:layer="layout" svg:x1="14.931cm" svg:y1="16.125cm" svg:x2="14.91cm" svg:y2="16.039cm">
                <text:p/>
              </draw:line>
              <draw:line draw:style-name="gr65" draw:text-style-name="P5" draw:layer="layout" svg:x1="14.931cm" svg:y1="16.125cm" svg:x2="14.952cm" svg:y2="16.064cm">
                <text:p/>
              </draw:line>
              <draw:line draw:style-name="gr66" draw:text-style-name="P5" draw:layer="layout" svg:x1="14.973cm" svg:y1="16.125cm" svg:x2="14.952cm" svg:y2="16.064cm">
                <text:p/>
              </draw:line>
              <draw:line draw:style-name="gr67" draw:text-style-name="P5" draw:layer="layout" svg:x1="14.973cm" svg:y1="16.125cm" svg:x2="14.994cm" svg:y2="16.039cm">
                <text:p/>
              </draw:line>
            </draw:g>
          </draw:g>
        </draw:g>
        <draw:g xml:id="id5" draw:id="id5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68" draw:text-style-name="P2" draw:layer="layout" svg:width="1.183cm" svg:height="0.766cm" svg:x="24.193cm" svg:y="5.953cm" svg:viewBox="0 0 1184 767" svg:d="M1 767c98 0 1183-477 1183-622s-152-145-251-145c0 62-968 311-932 767z">
              <text:p/>
            </draw:path>
            <draw:g>
              <draw:polygon draw:style-name="gr69" draw:text-style-name="P5" draw:layer="layout" svg:width="1.254cm" svg:height="1.139cm" svg:x="22.867cm" svg:y="5.538cm" svg:viewBox="0 0 1255 1140" draw:points="0,415 0,0 1255,726 1255,1140">
                <text:p/>
              </draw:polygon>
              <draw:polygon draw:style-name="gr70" draw:text-style-name="P5" draw:layer="layout" svg:width="1.075cm" svg:height="1.036cm" svg:x="24.122cm" svg:y="5.642cm" svg:viewBox="0 0 1076 1037" draw:points="0,1037 0,622 1076,0 1076,415">
                <text:p/>
              </draw:polygon>
              <draw:polygon draw:style-name="gr71" draw:text-style-name="P5" draw:layer="layout" svg:width="2.33cm" svg:height="1.346cm" svg:x="22.867cm" svg:y="4.916cm" svg:viewBox="0 0 2331 1347" draw:points="1255,1347 0,622 1076,0 2331,726">
                <text:p/>
              </draw:polygon>
              <draw:line draw:style-name="gr72" draw:text-style-name="P5" draw:layer="layout" svg:x1="23.297cm" svg:y1="5.87cm" svg:x2="23.297cm" svg:y2="6.119cm">
                <text:p/>
              </draw:line>
              <draw:line draw:style-name="gr73" draw:text-style-name="P5" draw:layer="layout" svg:x1="24.086cm" svg:y1="6.401cm" svg:x2="23.512cm" svg:y2="6.069cm">
                <text:p/>
              </draw:line>
              <draw:line draw:style-name="gr74" draw:text-style-name="P5" draw:layer="layout" svg:x1="23.509cm" svg:y1="5.994cm" svg:x2="23.509cm" svg:y2="6.077cm">
                <text:p/>
              </draw:line>
              <draw:line draw:style-name="gr75" draw:text-style-name="P5" draw:layer="layout" svg:x1="24.083cm" svg:y1="6.326cm" svg:x2="24.083cm" svg:y2="6.409cm">
                <text:p/>
              </draw:line>
              <draw:line draw:style-name="gr76" draw:text-style-name="P5" draw:layer="layout" svg:x1="24.083cm" svg:y1="6.326cm" svg:x2="23.509cm" svg:y2="5.994cm">
                <text:p/>
              </draw:line>
              <draw:polygon draw:style-name="gr77" draw:text-style-name="P5" draw:layer="layout" svg:width="0.071cm" svg:height="0.123cm" svg:x="23.369cm" svg:y="5.911cm" svg:viewBox="0 0 72 124" draw:points="0,83 0,0 72,41 72,124">
                <text:p/>
              </draw:polygon>
              <draw:line draw:style-name="gr78" draw:text-style-name="P5" draw:layer="layout" svg:x1="23.225cm" svg:y1="5.828cm" svg:x2="23.225cm" svg:y2="6.077cm">
                <text:p/>
              </draw:line>
              <draw:line draw:style-name="gr79" draw:text-style-name="P5" draw:layer="layout" svg:x1="23.154cm" svg:y1="5.787cm" svg:x2="23.154cm" svg:y2="6.036cm">
                <text:p/>
              </draw:line>
              <draw:line draw:style-name="gr80" draw:text-style-name="P5" draw:layer="layout" svg:x1="23.082cm" svg:y1="5.745cm" svg:x2="23.082cm" svg:y2="5.994cm">
                <text:p/>
              </draw:line>
              <draw:line draw:style-name="gr81" draw:text-style-name="P5" draw:layer="layout" svg:x1="23.01cm" svg:y1="5.704cm" svg:x2="23.01cm" svg:y2="5.953cm">
                <text:p/>
              </draw:line>
              <draw:line draw:style-name="gr82" draw:text-style-name="P5" draw:layer="layout" svg:x1="22.938cm" svg:y1="5.662cm" svg:x2="22.938cm" svg:y2="5.911cm">
                <text:p/>
              </draw:line>
              <draw:polygon draw:style-name="gr83" draw:text-style-name="P5" draw:layer="layout" svg:width="0.071cm" svg:height="0.455cm" svg:x="22.795cm" svg:y="5.496cm" svg:viewBox="0 0 72 456" draw:points="0,415 0,0 72,41 72,456">
                <text:p/>
              </draw:polygon>
              <draw:polygon draw:style-name="gr84" draw:text-style-name="P5" draw:layer="layout" svg:width="0.071cm" svg:height="0.455cm" svg:x="24.122cm" svg:y="6.263cm" svg:viewBox="0 0 72 456" draw:points="0,415 0,0 72,41 72,456">
                <text:p/>
              </draw:polygon>
              <draw:polygon draw:style-name="gr85" draw:text-style-name="P5" draw:layer="layout" svg:width="2.402cm" svg:height="1.803cm" svg:x="22.795cm" svg:y="4.916cm" svg:viewBox="0 0 2403 1804" draw:points="0,995 0,580 72,622 1148,0 2403,726 2403,1140 1399,1721 1399,1804">
                <text:p/>
              </draw:polygon>
            </draw:g>
          </draw:g>
          <draw:g>
            <draw:custom-shape draw:style-name="gr86" draw:text-style-name="P6" draw:layer="layout" svg:width="0.382cm" svg:height="0.38cm" svg:x="24.497cm" svg:y="6.2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87" draw:text-style-name="P5" draw:layer="layout" svg:width="0.232cm" svg:height="0.354cm" svg:x="24.582cm" svg:y="6.262cm" svg:viewBox="0 0 233 355" draw:points="0,25 42,25 64,12 106,0 169,25 127,25 148,61 85,122 64,135 42,147 85,172 106,196 169,196 233,232 191,306 127,355 127,282 85,232 106,208 64,172 21,159 0,110">
              <text:p/>
            </draw:polygon>
            <draw:path draw:style-name="gr88" draw:text-style-name="P5" draw:layer="layout" svg:width="0.095cm" svg:height="0.161cm" svg:x="24.773cm" svg:y="6.284cm" svg:viewBox="0 0 96 162" svg:d="M85 162v-13l-21-36v-37l-22-49-42-24c42-25 127 134 85 159z">
              <text:p/>
            </draw:path>
            <draw:g>
              <draw:line draw:style-name="gr89" draw:text-style-name="P5" draw:layer="layout" svg:x1="24.667cm" svg:y1="6.495cm" svg:x2="24.646cm" svg:y2="6.409cm">
                <text:p/>
              </draw:line>
              <draw:line draw:style-name="gr90" draw:text-style-name="P5" draw:layer="layout" svg:x1="24.667cm" svg:y1="6.494cm" svg:x2="24.688cm" svg:y2="6.433cm">
                <text:p/>
              </draw:line>
              <draw:line draw:style-name="gr91" draw:text-style-name="P5" draw:layer="layout" svg:x1="24.709cm" svg:y1="6.494cm" svg:x2="24.688cm" svg:y2="6.433cm">
                <text:p/>
              </draw:line>
              <draw:line draw:style-name="gr92" draw:text-style-name="P5" draw:layer="layout" svg:x1="24.709cm" svg:y1="6.495cm" svg:x2="24.73cm" svg:y2="6.409cm">
                <text:p/>
              </draw:line>
            </draw:g>
            <draw:g>
              <draw:line draw:style-name="gr93" draw:text-style-name="P5" draw:layer="layout" svg:x1="24.794cm" svg:y1="6.495cm" svg:x2="24.773cm" svg:y2="6.409cm">
                <text:p/>
              </draw:line>
              <draw:line draw:style-name="gr94" draw:text-style-name="P5" draw:layer="layout" svg:x1="24.794cm" svg:y1="6.494cm" svg:x2="24.815cm" svg:y2="6.433cm">
                <text:p/>
              </draw:line>
              <draw:line draw:style-name="gr95" draw:text-style-name="P5" draw:layer="layout" svg:x1="24.836cm" svg:y1="6.494cm" svg:x2="24.815cm" svg:y2="6.433cm">
                <text:p/>
              </draw:line>
              <draw:line draw:style-name="gr96" draw:text-style-name="P5" draw:layer="layout" svg:x1="24.836cm" svg:y1="6.495cm" svg:x2="24.857cm" svg:y2="6.409cm">
                <text:p/>
              </draw:line>
            </draw:g>
            <draw:g>
              <draw:line draw:style-name="gr97" draw:text-style-name="P5" draw:layer="layout" svg:x1="24.54cm" svg:y1="6.495cm" svg:x2="24.519cm" svg:y2="6.409cm">
                <text:p/>
              </draw:line>
              <draw:line draw:style-name="gr98" draw:text-style-name="P5" draw:layer="layout" svg:x1="24.54cm" svg:y1="6.494cm" svg:x2="24.561cm" svg:y2="6.433cm">
                <text:p/>
              </draw:line>
              <draw:line draw:style-name="gr99" draw:text-style-name="P5" draw:layer="layout" svg:x1="24.582cm" svg:y1="6.494cm" svg:x2="24.561cm" svg:y2="6.433cm">
                <text:p/>
              </draw:line>
              <draw:line draw:style-name="gr100" draw:text-style-name="P5" draw:layer="layout" svg:x1="24.582cm" svg:y1="6.495cm" svg:x2="24.603cm" svg:y2="6.409cm">
                <text:p/>
              </draw:line>
            </draw:g>
          </draw:g>
        </draw:g>
        <draw:g xml:id="id6" draw:id="id6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01" draw:text-style-name="P2" draw:layer="layout" svg:width="1.656cm" svg:height="1.072cm" svg:x="18.054cm" svg:y="4.566cm" svg:viewBox="0 0 1657 1073" svg:d="M1 1073c138 0 1656-667 1656-870s-213-203-351-203c0 87-1355 435-1305 1073z">
              <text:p/>
            </draw:path>
            <draw:g>
              <draw:polygon draw:style-name="gr102" draw:text-style-name="P5" draw:layer="layout" svg:width="1.755cm" svg:height="1.594cm" svg:x="16.198cm" svg:y="3.986cm" svg:viewBox="0 0 1756 1595" draw:points="0,580 0,0 1756,1015 1756,1595">
                <text:p/>
              </draw:polygon>
              <draw:polygon draw:style-name="gr103" draw:text-style-name="P5" draw:layer="layout" svg:width="1.504cm" svg:height="1.449cm" svg:x="17.954cm" svg:y="4.131cm" svg:viewBox="0 0 1505 1450" draw:points="0,1450 0,870 1505,0 1505,580">
                <text:p/>
              </draw:polygon>
              <draw:polygon draw:style-name="gr104" draw:text-style-name="P5" draw:layer="layout" svg:width="3.261cm" svg:height="1.884cm" svg:x="16.198cm" svg:y="3.116cm" svg:viewBox="0 0 3262 1885" draw:points="1756,1885 0,870 1505,0 3262,1015">
                <text:p/>
              </draw:polygon>
              <draw:line draw:style-name="gr105" draw:text-style-name="P5" draw:layer="layout" svg:x1="16.801cm" svg:y1="4.45cm" svg:x2="16.801cm" svg:y2="4.798cm">
                <text:p/>
              </draw:line>
              <draw:line draw:style-name="gr106" draw:text-style-name="P5" draw:layer="layout" svg:x1="17.905cm" svg:y1="5.193cm" svg:x2="17.102cm" svg:y2="4.729cm">
                <text:p/>
              </draw:line>
              <draw:line draw:style-name="gr107" draw:text-style-name="P5" draw:layer="layout" svg:x1="17.097cm" svg:y1="4.624cm" svg:x2="17.097cm" svg:y2="4.74cm">
                <text:p/>
              </draw:line>
              <draw:line draw:style-name="gr108" draw:text-style-name="P5" draw:layer="layout" svg:x1="17.9cm" svg:y1="5.088cm" svg:x2="17.9cm" svg:y2="5.204cm">
                <text:p/>
              </draw:line>
              <draw:line draw:style-name="gr109" draw:text-style-name="P5" draw:layer="layout" svg:x1="17.9cm" svg:y1="5.088cm" svg:x2="17.097cm" svg:y2="4.624cm">
                <text:p/>
              </draw:line>
              <draw:polygon draw:style-name="gr110" draw:text-style-name="P5" draw:layer="layout" svg:width="0.099cm" svg:height="0.173cm" svg:x="16.901cm" svg:y="4.508cm" svg:viewBox="0 0 100 174" draw:points="0,116 0,0 100,58 100,174">
                <text:p/>
              </draw:polygon>
              <draw:line draw:style-name="gr111" draw:text-style-name="P5" draw:layer="layout" svg:x1="16.7cm" svg:y1="4.392cm" svg:x2="16.7cm" svg:y2="4.74cm">
                <text:p/>
              </draw:line>
              <draw:line draw:style-name="gr112" draw:text-style-name="P5" draw:layer="layout" svg:x1="16.6cm" svg:y1="4.334cm" svg:x2="16.6cm" svg:y2="4.682cm">
                <text:p/>
              </draw:line>
              <draw:line draw:style-name="gr113" draw:text-style-name="P5" draw:layer="layout" svg:x1="16.5cm" svg:y1="4.276cm" svg:x2="16.5cm" svg:y2="4.624cm">
                <text:p/>
              </draw:line>
              <draw:line draw:style-name="gr114" draw:text-style-name="P5" draw:layer="layout" svg:x1="16.399cm" svg:y1="4.218cm" svg:x2="16.399cm" svg:y2="4.566cm">
                <text:p/>
              </draw:line>
              <draw:line draw:style-name="gr115" draw:text-style-name="P5" draw:layer="layout" svg:x1="16.299cm" svg:y1="4.16cm" svg:x2="16.299cm" svg:y2="4.508cm">
                <text:p/>
              </draw:line>
              <draw:polygon draw:style-name="gr116" draw:text-style-name="P5" draw:layer="layout" svg:width="0.099cm" svg:height="0.637cm" svg:x="16.098cm" svg:y="3.928cm" svg:viewBox="0 0 100 638" draw:points="0,580 0,0 100,58 100,638">
                <text:p/>
              </draw:polygon>
              <draw:polygon draw:style-name="gr117" draw:text-style-name="P5" draw:layer="layout" svg:width="0.099cm" svg:height="0.637cm" svg:x="17.954cm" svg:y="5.001cm" svg:viewBox="0 0 100 638" draw:points="0,580 0,0 100,58 100,638">
                <text:p/>
              </draw:polygon>
              <draw:polygon draw:style-name="gr118" draw:text-style-name="P5" draw:layer="layout" svg:width="3.361cm" svg:height="2.523cm" svg:x="16.098cm" svg:y="3.116cm" svg:viewBox="0 0 3362 2524" draw:points="0,1392 0,812 100,870 1605,0 3362,1015 3362,1595 1957,2407 1957,2524">
                <text:p/>
              </draw:polygon>
            </draw:g>
          </draw:g>
          <draw:g>
            <draw:g>
              <draw:polygon draw:style-name="gr119" draw:text-style-name="P5" draw:layer="layout" svg:width="0.164cm" svg:height="0.285cm" svg:x="18.792cm" svg:y="4.783cm" svg:viewBox="0 0 165 286" draw:points="0,286 0,95 165,0 165,190">
                <text:p/>
              </draw:polygon>
              <draw:polygon draw:style-name="gr120" draw:text-style-name="P5" draw:layer="layout" svg:width="0.164cm" svg:height="0.285cm" svg:x="18.627cm" svg:y="4.783cm" svg:viewBox="0 0 165 286" draw:points="0,190 0,0 165,95 165,286">
                <text:p/>
              </draw:polygon>
              <draw:polygon draw:style-name="gr121" draw:text-style-name="P5" draw:layer="layout" svg:width="0.328cm" svg:height="0.189cm" svg:x="18.627cm" svg:y="4.688cm" svg:viewBox="0 0 329 190" draw:points="165,190 0,95 165,0 329,95">
                <text:p/>
              </draw:polygon>
            </draw:g>
            <draw:g>
              <draw:polygon draw:style-name="gr122" draw:text-style-name="P5" draw:layer="layout" svg:width="0.164cm" svg:height="0.285cm" svg:x="18.545cm" svg:y="5.212cm" svg:viewBox="0 0 165 286" draw:points="0,286 0,95 165,0 165,190">
                <text:p/>
              </draw:polygon>
              <draw:polygon draw:style-name="gr123" draw:text-style-name="P5" draw:layer="layout" svg:width="0.164cm" svg:height="0.285cm" svg:x="18.38cm" svg:y="5.212cm" svg:viewBox="0 0 165 286" draw:points="0,190 0,0 165,95 165,286">
                <text:p/>
              </draw:polygon>
              <draw:polygon draw:style-name="gr124" draw:text-style-name="P5" draw:layer="layout" svg:width="0.328cm" svg:height="0.189cm" svg:x="18.38cm" svg:y="5.117cm" svg:viewBox="0 0 329 190" draw:points="165,190 0,95 165,0 329,95">
                <text:p/>
              </draw:polygon>
            </draw:g>
            <draw:g>
              <draw:polygon draw:style-name="gr125" draw:text-style-name="P5" draw:layer="layout" svg:width="0.164cm" svg:height="0.285cm" svg:x="19.039cm" svg:y="5.212cm" svg:viewBox="0 0 165 286" draw:points="0,286 0,95 165,0 165,190">
                <text:p/>
              </draw:polygon>
              <draw:polygon draw:style-name="gr126" draw:text-style-name="P5" draw:layer="layout" svg:width="0.164cm" svg:height="0.285cm" svg:x="18.875cm" svg:y="5.212cm" svg:viewBox="0 0 165 286" draw:points="0,190 0,0 165,95 165,286">
                <text:p/>
              </draw:polygon>
              <draw:polygon draw:style-name="gr127" draw:text-style-name="P5" draw:layer="layout" svg:width="0.328cm" svg:height="0.189cm" svg:x="18.875cm" svg:y="5.117cm" svg:viewBox="0 0 329 190" draw:points="165,190 0,95 165,0 329,95">
                <text:p/>
              </draw:polygon>
            </draw:g>
            <draw:g>
              <draw:polygon draw:style-name="gr128" draw:text-style-name="P5" draw:layer="layout" svg:width="0.164cm" svg:height="0.285cm" svg:x="18.792cm" svg:y="5.355cm" svg:viewBox="0 0 165 286" draw:points="0,286 0,95 165,0 165,190">
                <text:p/>
              </draw:polygon>
              <draw:polygon draw:style-name="gr129" draw:text-style-name="P5" draw:layer="layout" svg:width="0.164cm" svg:height="0.285cm" svg:x="18.627cm" svg:y="5.355cm" svg:viewBox="0 0 165 286" draw:points="0,190 0,0 165,95 165,286">
                <text:p/>
              </draw:polygon>
              <draw:polygon draw:style-name="gr130" draw:text-style-name="P5" draw:layer="layout" svg:width="0.328cm" svg:height="0.189cm" svg:x="18.627cm" svg:y="5.259cm" svg:viewBox="0 0 329 190" draw:points="165,190 0,95 165,0 329,95">
                <text:p/>
              </draw:polygon>
            </draw:g>
            <draw:g>
              <draw:polygon draw:style-name="gr131" draw:text-style-name="P5" draw:layer="layout" svg:width="0.164cm" svg:height="0.285cm" svg:x="19.039cm" svg:y="4.926cm" svg:viewBox="0 0 165 286" draw:points="0,286 0,95 165,0 165,190">
                <text:p/>
              </draw:polygon>
              <draw:polygon draw:style-name="gr132" draw:text-style-name="P5" draw:layer="layout" svg:width="0.164cm" svg:height="0.285cm" svg:x="18.875cm" svg:y="4.926cm" svg:viewBox="0 0 165 286" draw:points="0,190 0,0 165,95 165,286">
                <text:p/>
              </draw:polygon>
              <draw:polygon draw:style-name="gr133" draw:text-style-name="P5" draw:layer="layout" svg:width="0.328cm" svg:height="0.189cm" svg:x="18.875cm" svg:y="4.831cm" svg:viewBox="0 0 329 190" draw:points="165,190 0,95 165,0 329,95">
                <text:p/>
              </draw:polygon>
            </draw:g>
            <draw:g>
              <draw:polygon draw:style-name="gr134" draw:text-style-name="P5" draw:layer="layout" svg:width="0.164cm" svg:height="0.285cm" svg:x="18.545cm" svg:y="4.926cm" svg:viewBox="0 0 165 286" draw:points="0,286 0,95 165,0 165,190">
                <text:p/>
              </draw:polygon>
              <draw:polygon draw:style-name="gr135" draw:text-style-name="P5" draw:layer="layout" svg:width="0.164cm" svg:height="0.285cm" svg:x="18.38cm" svg:y="4.926cm" svg:viewBox="0 0 165 286" draw:points="0,190 0,0 165,95 165,286">
                <text:p/>
              </draw:polygon>
              <draw:polygon draw:style-name="gr136" draw:text-style-name="P5" draw:layer="layout" svg:width="0.328cm" svg:height="0.189cm" svg:x="18.38cm" svg:y="4.831cm" svg:viewBox="0 0 329 190" draw:points="165,190 0,95 165,0 329,95">
                <text:p/>
              </draw:polygon>
            </draw:g>
            <draw:g>
              <draw:polygon draw:style-name="gr137" draw:text-style-name="P5" draw:layer="layout" svg:width="0.164cm" svg:height="0.285cm" svg:x="18.792cm" svg:y="5.069cm" svg:viewBox="0 0 165 286" draw:points="0,286 0,95 165,0 165,190">
                <text:p/>
              </draw:polygon>
              <draw:polygon draw:style-name="gr138" draw:text-style-name="P5" draw:layer="layout" svg:width="0.164cm" svg:height="0.285cm" svg:x="18.627cm" svg:y="5.069cm" svg:viewBox="0 0 165 286" draw:points="0,190 0,0 165,95 165,286">
                <text:p/>
              </draw:polygon>
              <draw:polygon draw:style-name="gr139" draw:text-style-name="P5" draw:layer="layout" svg:width="0.328cm" svg:height="0.189cm" svg:x="18.627cm" svg:y="4.974cm" svg:viewBox="0 0 329 190" draw:points="165,190 0,95 165,0 329,95">
                <text:p/>
              </draw:polygon>
            </draw:g>
            <draw:polygon draw:style-name="gr140" draw:text-style-name="P5" draw:layer="layout" svg:width="0.823cm" svg:height="0.952cm" svg:x="18.38cm" svg:y="4.688cm" svg:viewBox="0 0 824 953" draw:points="0,715 0,524 83,476 0,429 0,238 165,143 247,190 247,95 412,0 577,95 577,190 659,143 824,238 824,429 742,476 824,524 824,715 659,810 577,762 577,857 412,953 247,857 247,762 165,810">
              <text:p/>
            </draw:polygon>
          </draw:g>
        </draw:g>
        <draw:g xml:id="id2" draw:id="id2">
          <draw:path draw:style-name="gr141" draw:text-style-name="P2" draw:layer="layout" svg:width="0.751cm" svg:height="0.674cm" svg:x="5.449cm" svg:y="15.337cm" svg:viewBox="0 0 752 675" svg:d="M0 675c327 0 752-193 752-386s-13-289-251-289c0 207-501 399-501 675z">
            <text:p/>
          </draw:path>
          <draw:path draw:style-name="gr142" draw:text-style-name="P3" draw:layer="layout" svg:width="1.837cm" svg:height="1.157cm" svg:x="4.113cm" svg:y="14.903cm" svg:viewBox="0 0 1838 1158" svg:d="M1838 0c0 0 0 772-1 579 1 338-396 579-917 579s-919-241-920-579c1 0 0-241 0-579 0 338 418 579 919 579 502 0 919-241 919-579z">
            <text:p/>
          </draw:path>
          <draw:path draw:style-name="gr143" draw:text-style-name="P3" draw:layer="layout" svg:width="1.836cm" svg:height="1.156cm" svg:x="4.112cm" svg:y="14.324cm" svg:viewBox="0 0 1837 1157" svg:d="M918 0c521 0 919 250 919 578s-398 579-919 579c-520 0-918-251-918-579s398-578 918-578z">
            <text:p/>
          </draw:path>
          <draw:polygon draw:style-name="gr144" draw:text-style-name="P3" draw:layer="layout" svg:width="0.501cm" svg:height="0.288cm" svg:x="5.115cm" svg:y="14.951cm" svg:viewBox="0 0 502 289" draw:points="251,0 167,48 502,241 418,289 83,96 0,145 0,0">
            <text:p/>
          </draw:polygon>
          <draw:polygon draw:style-name="gr145" draw:text-style-name="P3" draw:layer="layout" svg:width="0.5cm" svg:height="0.288cm" svg:x="4.446cm" svg:y="14.565cm" svg:viewBox="0 0 501 289" draw:points="418,193 501,145 501,289 250,289 333,241 0,48 83,0">
            <text:p/>
          </draw:polygon>
          <draw:polygon draw:style-name="gr146" draw:text-style-name="P3" draw:layer="layout" svg:width="0.501cm" svg:height="0.288cm" svg:x="4.446cm" svg:y="14.951cm" svg:viewBox="0 0 502 289" draw:points="83,193 418,0 502,48 167,241 250,289 0,289 0,145">
            <text:p/>
          </draw:polygon>
          <draw:polygon draw:style-name="gr147" draw:text-style-name="P3" draw:layer="layout" svg:width="0.5cm" svg:height="0.288cm" svg:x="5.115cm" svg:y="14.565cm" svg:viewBox="0 0 501 289" draw:points="333,48 250,0 501,0 501,145 418,96 83,289 0,241">
            <text:p/>
          </draw:polygon>
          <draw:path draw:style-name="gr148" draw:text-style-name="P3" draw:layer="layout" svg:width="1.836cm" svg:height="0.578cm" svg:x="4.112cm" svg:y="15.096cm" svg:viewBox="0 0 1837 579" svg:d="M1837 0c0 328-398 579-919 579-520 0-918-251-918-579">
            <text:p/>
          </draw:path>
          <draw:line draw:style-name="gr149" draw:text-style-name="P4" draw:layer="layout" svg:x1="4.195cm" svg:y1="15.144cm" svg:x2="4.195cm" svg:y2="15.337cm">
            <text:p/>
          </draw:line>
          <draw:line draw:style-name="gr150" draw:text-style-name="P4" draw:layer="layout" svg:x1="4.363cm" svg:y1="15.289cm" svg:x2="4.363cm" svg:y2="15.482cm">
            <text:p/>
          </draw:line>
          <draw:line draw:style-name="gr151" draw:text-style-name="P4" draw:layer="layout" svg:x1="4.613cm" svg:y1="15.433cm" svg:x2="4.613cm" svg:y2="15.626cm">
            <text:p/>
          </draw:line>
          <draw:line draw:style-name="gr152" draw:text-style-name="P4" draw:layer="layout" svg:x1="4.864cm" svg:y1="15.482cm" svg:x2="4.864cm" svg:y2="15.675cm">
            <text:p/>
          </draw:line>
          <draw:line draw:style-name="gr153" draw:text-style-name="P4" draw:layer="layout" svg:x1="5.198cm" svg:y1="15.482cm" svg:x2="5.198cm" svg:y2="15.675cm">
            <text:p/>
          </draw:line>
          <draw:line draw:style-name="gr154" draw:text-style-name="P4" draw:layer="layout" svg:x1="5.449cm" svg:y1="15.433cm" svg:x2="5.449cm" svg:y2="15.626cm">
            <text:p/>
          </draw:line>
          <draw:line draw:style-name="gr155" draw:text-style-name="P4" draw:layer="layout" svg:x1="5.699cm" svg:y1="15.289cm" svg:x2="5.699cm" svg:y2="15.482cm">
            <text:p/>
          </draw:line>
          <draw:line draw:style-name="gr156" draw:text-style-name="P4" draw:layer="layout" svg:x1="5.866cm" svg:y1="15.144cm" svg:x2="5.866cm" svg:y2="15.337cm">
            <text:p/>
          </draw:line>
          <draw:line draw:style-name="gr157" draw:text-style-name="P4" draw:layer="layout" svg:x1="5.031cm" svg:y1="15.674cm" svg:x2="5.031cm" svg:y2="15.867cm">
            <text:p/>
          </draw:line>
          <draw:line draw:style-name="gr158" draw:text-style-name="P4" draw:layer="layout" svg:x1="5.365cm" svg:y1="15.626cm" svg:x2="5.365cm" svg:y2="15.819cm">
            <text:p/>
          </draw:line>
          <draw:line draw:style-name="gr159" draw:text-style-name="P4" draw:layer="layout" svg:x1="5.615cm" svg:y1="15.53cm" svg:x2="5.615cm" svg:y2="15.723cm">
            <text:p/>
          </draw:line>
          <draw:line draw:style-name="gr160" draw:text-style-name="P4" draw:layer="layout" svg:x1="5.783cm" svg:y1="15.433cm" svg:x2="5.783cm" svg:y2="15.626cm">
            <text:p/>
          </draw:line>
          <draw:line draw:style-name="gr161" draw:text-style-name="P4" draw:layer="layout" svg:x1="4.697cm" svg:y1="15.626cm" svg:x2="4.697cm" svg:y2="15.819cm">
            <text:p/>
          </draw:line>
          <draw:line draw:style-name="gr162" draw:text-style-name="P4" draw:layer="layout" svg:x1="4.446cm" svg:y1="15.53cm" svg:x2="4.446cm" svg:y2="15.723cm">
            <text:p/>
          </draw:line>
          <draw:line draw:style-name="gr163" draw:text-style-name="P4" draw:layer="layout" svg:x1="4.279cm" svg:y1="15.433cm" svg:x2="4.279cm" svg:y2="15.626cm">
            <text:p/>
          </draw:line>
          <draw:path draw:style-name="gr164" draw:text-style-name="P3" draw:layer="layout" svg:width="1.836cm" svg:height="0.578cm" svg:x="4.112cm" svg:y="15.289cm" svg:viewBox="0 0 1837 579" svg:d="M1837 0c0 328-398 579-919 579-520 0-918-251-918-579">
            <text:p/>
          </draw:path>
          <draw:line draw:style-name="gr165" draw:text-style-name="P4" draw:layer="layout" svg:x1="4.195cm" svg:y1="15.53cm" svg:x2="4.195cm" svg:y2="15.723cm">
            <text:p/>
          </draw:line>
          <draw:line draw:style-name="gr166" draw:text-style-name="P4" draw:layer="layout" svg:x1="4.363cm" svg:y1="15.674cm" svg:x2="4.363cm" svg:y2="15.867cm">
            <text:p/>
          </draw:line>
          <draw:line draw:style-name="gr167" draw:text-style-name="P4" draw:layer="layout" svg:x1="4.613cm" svg:y1="15.819cm" svg:x2="4.613cm" svg:y2="16.012cm">
            <text:p/>
          </draw:line>
          <draw:line draw:style-name="gr168" draw:text-style-name="P4" draw:layer="layout" svg:x1="4.864cm" svg:y1="15.867cm" svg:x2="4.864cm" svg:y2="16.06cm">
            <text:p/>
          </draw:line>
          <draw:line draw:style-name="gr169" draw:text-style-name="P4" draw:layer="layout" svg:x1="5.198cm" svg:y1="15.867cm" svg:x2="5.198cm" svg:y2="16.06cm">
            <text:p/>
          </draw:line>
          <draw:line draw:style-name="gr170" draw:text-style-name="P4" draw:layer="layout" svg:x1="5.449cm" svg:y1="15.819cm" svg:x2="5.449cm" svg:y2="16.012cm">
            <text:p/>
          </draw:line>
          <draw:line draw:style-name="gr171" draw:text-style-name="P4" draw:layer="layout" svg:x1="5.699cm" svg:y1="15.674cm" svg:x2="5.699cm" svg:y2="15.867cm">
            <text:p/>
          </draw:line>
          <draw:line draw:style-name="gr172" draw:text-style-name="P4" draw:layer="layout" svg:x1="5.866cm" svg:y1="15.53cm" svg:x2="5.866cm" svg:y2="15.723cm">
            <text:p/>
          </draw:line>
          <draw:path draw:style-name="gr173" draw:text-style-name="P3" draw:layer="layout" svg:width="1.837cm" svg:height="1.735cm" svg:x="4.112cm" svg:y="14.324cm" svg:viewBox="0 0 1838 1736" svg:d="M918 0c521 0 920 251 920 579v579c0 337-418 578-919 578s-919-241-919-578c0 0 1-579 0-580 0-328 398-578 918-578z">
            <text:p/>
          </draw:path>
        </draw:g>
        <draw:connector draw:style-name="gr174" draw:text-style-name="P1" draw:layer="Details" svg:x1="13.215cm" svg:y1="15.448cm" svg:x2="6.2cm" svg:y2="15.192cm" draw:start-shape="id1" draw:start-glue-point="3" draw:end-shape="id2" svg:d="M13215 15448h-3517v-256h-3498" svg:viewBox="0 0 7016 257">
          <text:p/>
        </draw:connector>
        <draw:g xml:id="id3" draw:id="id3">
          <draw:custom-shape draw:style-name="gr175" draw:text-style-name="P6" draw:layer="layout" svg:width="1.94cm" svg:height="1.931cm" svg:x="4.032cm" svg:y="7.4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76" draw:text-style-name="P5" draw:layer="layout" svg:width="1.185cm" svg:height="1.806cm" svg:x="4.463cm" svg:y="7.51cm" svg:viewBox="0 0 1186 1807" draw:points="0,125 216,125 323,62 539,0 862,125 647,125 754,311 431,623 323,685 216,748 431,872 539,997 862,997 1186,1184 970,1557 647,1807 647,1433 431,1184 539,1059 323,872 108,810 0,561">
            <text:p/>
          </draw:polygon>
          <draw:path draw:style-name="gr177" draw:text-style-name="P5" draw:layer="layout" svg:width="0.489cm" svg:height="0.822cm" svg:x="5.433cm" svg:y="7.622cm" svg:viewBox="0 0 490 823" svg:d="M431 823v-62l-108-187v-187l-107-249-216-125c216-125 647 685 431 810z">
            <text:p/>
          </draw:path>
          <draw:g>
            <draw:line draw:style-name="gr178" draw:text-style-name="P5" draw:layer="layout" svg:x1="4.894cm" svg:y1="8.694cm" svg:x2="4.786cm" svg:y2="8.258cm">
              <text:p/>
            </draw:line>
            <draw:line draw:style-name="gr179" draw:text-style-name="P5" draw:layer="layout" svg:x1="4.894cm" svg:y1="8.693cm" svg:x2="5.002cm" svg:y2="8.382cm">
              <text:p/>
            </draw:line>
            <draw:line draw:style-name="gr180" draw:text-style-name="P5" draw:layer="layout" svg:x1="5.11cm" svg:y1="8.693cm" svg:x2="5.002cm" svg:y2="8.382cm">
              <text:p/>
            </draw:line>
            <draw:line draw:style-name="gr181" draw:text-style-name="P5" draw:layer="layout" svg:x1="5.11cm" svg:y1="8.694cm" svg:x2="5.218cm" svg:y2="8.258cm">
              <text:p/>
            </draw:line>
          </draw:g>
          <draw:g>
            <draw:line draw:style-name="gr182" draw:text-style-name="P5" draw:layer="layout" svg:x1="5.541cm" svg:y1="8.694cm" svg:x2="5.433cm" svg:y2="8.258cm">
              <text:p/>
            </draw:line>
            <draw:line draw:style-name="gr183" draw:text-style-name="P5" draw:layer="layout" svg:x1="5.541cm" svg:y1="8.693cm" svg:x2="5.649cm" svg:y2="8.382cm">
              <text:p/>
            </draw:line>
            <draw:line draw:style-name="gr184" draw:text-style-name="P5" draw:layer="layout" svg:x1="5.757cm" svg:y1="8.693cm" svg:x2="5.649cm" svg:y2="8.382cm">
              <text:p/>
            </draw:line>
            <draw:line draw:style-name="gr185" draw:text-style-name="P5" draw:layer="layout" svg:x1="5.756cm" svg:y1="8.694cm" svg:x2="5.864cm" svg:y2="8.258cm">
              <text:p/>
            </draw:line>
          </draw:g>
          <draw:g>
            <draw:line draw:style-name="gr186" draw:text-style-name="P5" draw:layer="layout" svg:x1="4.248cm" svg:y1="8.694cm" svg:x2="4.14cm" svg:y2="8.258cm">
              <text:p/>
            </draw:line>
            <draw:line draw:style-name="gr187" draw:text-style-name="P5" draw:layer="layout" svg:x1="4.248cm" svg:y1="8.693cm" svg:x2="4.356cm" svg:y2="8.382cm">
              <text:p/>
            </draw:line>
            <draw:line draw:style-name="gr188" draw:text-style-name="P5" draw:layer="layout" svg:x1="4.463cm" svg:y1="8.693cm" svg:x2="4.355cm" svg:y2="8.382cm">
              <text:p/>
            </draw:line>
            <draw:line draw:style-name="gr189" draw:text-style-name="P5" draw:layer="layout" svg:x1="4.463cm" svg:y1="8.694cm" svg:x2="4.571cm" svg:y2="8.258cm">
              <text:p/>
            </draw:line>
          </draw:g>
        </draw:g>
        <draw:connector draw:style-name="gr174" draw:text-style-name="P1" draw:layer="Details" svg:x1="5.156cm" svg:y1="14.325cm" svg:x2="5.002cm" svg:y2="9.38cm" svg:d="M5156 14325v-2472h-154v-2473" svg:viewBox="0 0 155 4946">
          <text:p/>
        </draw:connector>
        <draw:connector draw:style-name="gr190" draw:text-style-name="P1" draw:layer="Details" svg:x1="5.002cm" svg:y1="7.448cm" svg:x2="9.598cm" svg:y2="5.693cm" draw:start-shape="id3" draw:start-glue-point="0" draw:end-shape="id4" svg:d="M5002 7448v-1755h4596" svg:viewBox="0 0 4597 1756">
          <text:p/>
        </draw:connector>
        <draw:connector draw:style-name="gr191" draw:text-style-name="P1" draw:layer="Details" svg:x1="22.795cm" svg:y1="5.818cm" svg:x2="19.711cm" svg:y2="4.378cm" draw:start-shape="id5" draw:start-glue-point="3" draw:end-shape="id6" svg:d="M22795 5818h-1552v-1440h-1532" svg:viewBox="0 0 3085 1441">
          <text:p/>
        </draw:connector>
        <draw:connector draw:style-name="gr191" draw:text-style-name="P1" draw:layer="Details" svg:x1="11.686cm" svg:y1="5.693cm" svg:x2="16.098cm" svg:y2="4.378cm" draw:start-shape="id4" draw:start-glue-point="1" draw:end-shape="id6" svg:d="M11686 5693h2196v-1315h2216" svg:viewBox="0 0 4413 1316">
          <text:p/>
        </draw:connector>
        <draw:frame draw:style-name="gr192" draw:text-style-name="P7" draw:layer="Details" svg:width="1.879cm" svg:height="0.806cm" svg:x="9.7cm" svg:y="12.402cm">
          <draw:text-box>
            <text:p text:style-name="P7"><text:span text:style-name="T1">IIIT-H</text:span></text:p>
          </draw:text-box>
        </draw:frame>
        <draw:frame draw:style-name="gr193" draw:text-style-name="P7" draw:layer="Details" svg:width="2.195cm" svg:height="0.806cm" svg:x="25.811cm" svg:y="3.705cm">
          <draw:text-box>
            <text:p text:style-name="P7"><text:span text:style-name="T1">AWS</text:span></text:p>
          </draw:text-box>
        </draw:frame>
        <draw:g>
          <draw:path draw:style-name="gr194" draw:text-style-name="P2" draw:layer="Details" svg:width="0.751cm" svg:height="0.674cm" svg:x="22.406cm" svg:y="12.924cm" svg:viewBox="0 0 752 675" svg:d="M0 675c327 0 752-193 752-386s-13-289-251-289c0 207-501 399-501 675z">
            <text:p/>
          </draw:path>
          <draw:path draw:style-name="gr195" draw:text-style-name="P3" draw:layer="Details" svg:width="1.837cm" svg:height="1.157cm" svg:x="21.07cm" svg:y="12.49cm" svg:viewBox="0 0 1838 1158" svg:d="M1838 0c0 0 0 772-1 579 1 338-396 579-917 579s-919-241-920-579c1 0 0-241 0-579 0 338 418 579 919 579 502 0 919-241 919-579z">
            <text:p/>
          </draw:path>
          <draw:path draw:style-name="gr196" draw:text-style-name="P3" draw:layer="Details" svg:width="1.836cm" svg:height="1.156cm" svg:x="21.069cm" svg:y="11.911cm" svg:viewBox="0 0 1837 1157" svg:d="M918 0c521 0 919 250 919 578s-398 579-919 579c-520 0-918-251-918-579s398-578 918-578z">
            <text:p/>
          </draw:path>
          <draw:polygon draw:style-name="gr197" draw:text-style-name="P3" draw:layer="Details" svg:width="0.501cm" svg:height="0.288cm" svg:x="22.072cm" svg:y="12.538cm" svg:viewBox="0 0 502 289" draw:points="251,0 167,48 502,241 418,289 83,96 0,145 0,0">
            <text:p/>
          </draw:polygon>
          <draw:polygon draw:style-name="gr198" draw:text-style-name="P3" draw:layer="Details" svg:width="0.5cm" svg:height="0.288cm" svg:x="21.403cm" svg:y="12.152cm" svg:viewBox="0 0 501 289" draw:points="418,193 501,145 501,289 250,289 333,241 0,48 83,0">
            <text:p/>
          </draw:polygon>
          <draw:polygon draw:style-name="gr199" draw:text-style-name="P3" draw:layer="Details" svg:width="0.501cm" svg:height="0.288cm" svg:x="21.403cm" svg:y="12.538cm" svg:viewBox="0 0 502 289" draw:points="83,193 418,0 502,48 167,241 250,289 0,289 0,145">
            <text:p/>
          </draw:polygon>
          <draw:polygon draw:style-name="gr200" draw:text-style-name="P3" draw:layer="Details" svg:width="0.5cm" svg:height="0.288cm" svg:x="22.072cm" svg:y="12.152cm" svg:viewBox="0 0 501 289" draw:points="333,48 250,0 501,0 501,145 418,96 83,289 0,241">
            <text:p/>
          </draw:polygon>
          <draw:path draw:style-name="gr201" draw:text-style-name="P3" draw:layer="Details" svg:width="1.836cm" svg:height="0.578cm" svg:x="21.069cm" svg:y="12.683cm" svg:viewBox="0 0 1837 579" svg:d="M1837 0c0 328-398 579-919 579-520 0-918-251-918-579">
            <text:p/>
          </draw:path>
          <draw:line draw:style-name="gr202" draw:text-style-name="P4" draw:layer="Details" svg:x1="21.152cm" svg:y1="12.731cm" svg:x2="21.152cm" svg:y2="12.924cm">
            <text:p/>
          </draw:line>
          <draw:line draw:style-name="gr203" draw:text-style-name="P4" draw:layer="Details" svg:x1="21.32cm" svg:y1="12.876cm" svg:x2="21.32cm" svg:y2="13.069cm">
            <text:p/>
          </draw:line>
          <draw:line draw:style-name="gr204" draw:text-style-name="P4" draw:layer="Details" svg:x1="21.57cm" svg:y1="13.02cm" svg:x2="21.57cm" svg:y2="13.213cm">
            <text:p/>
          </draw:line>
          <draw:line draw:style-name="gr205" draw:text-style-name="P4" draw:layer="Details" svg:x1="21.821cm" svg:y1="13.069cm" svg:x2="21.821cm" svg:y2="13.262cm">
            <text:p/>
          </draw:line>
          <draw:line draw:style-name="gr206" draw:text-style-name="P4" draw:layer="Details" svg:x1="22.155cm" svg:y1="13.069cm" svg:x2="22.155cm" svg:y2="13.262cm">
            <text:p/>
          </draw:line>
          <draw:line draw:style-name="gr207" draw:text-style-name="P4" draw:layer="Details" svg:x1="22.406cm" svg:y1="13.02cm" svg:x2="22.406cm" svg:y2="13.213cm">
            <text:p/>
          </draw:line>
          <draw:line draw:style-name="gr208" draw:text-style-name="P4" draw:layer="Details" svg:x1="22.656cm" svg:y1="12.876cm" svg:x2="22.656cm" svg:y2="13.069cm">
            <text:p/>
          </draw:line>
          <draw:line draw:style-name="gr209" draw:text-style-name="P4" draw:layer="Details" svg:x1="22.823cm" svg:y1="12.731cm" svg:x2="22.823cm" svg:y2="12.924cm">
            <text:p/>
          </draw:line>
          <draw:line draw:style-name="gr210" draw:text-style-name="P4" draw:layer="Details" svg:x1="21.988cm" svg:y1="13.261cm" svg:x2="21.988cm" svg:y2="13.454cm">
            <text:p/>
          </draw:line>
          <draw:line draw:style-name="gr211" draw:text-style-name="P4" draw:layer="Details" svg:x1="22.322cm" svg:y1="13.213cm" svg:x2="22.322cm" svg:y2="13.406cm">
            <text:p/>
          </draw:line>
          <draw:line draw:style-name="gr212" draw:text-style-name="P4" draw:layer="Details" svg:x1="22.572cm" svg:y1="13.117cm" svg:x2="22.572cm" svg:y2="13.31cm">
            <text:p/>
          </draw:line>
          <draw:line draw:style-name="gr213" draw:text-style-name="P4" draw:layer="Details" svg:x1="22.74cm" svg:y1="13.02cm" svg:x2="22.74cm" svg:y2="13.213cm">
            <text:p/>
          </draw:line>
          <draw:line draw:style-name="gr214" draw:text-style-name="P4" draw:layer="Details" svg:x1="21.654cm" svg:y1="13.213cm" svg:x2="21.654cm" svg:y2="13.406cm">
            <text:p/>
          </draw:line>
          <draw:line draw:style-name="gr215" draw:text-style-name="P4" draw:layer="Details" svg:x1="21.403cm" svg:y1="13.117cm" svg:x2="21.403cm" svg:y2="13.31cm">
            <text:p/>
          </draw:line>
          <draw:line draw:style-name="gr216" draw:text-style-name="P4" draw:layer="Details" svg:x1="21.236cm" svg:y1="13.02cm" svg:x2="21.236cm" svg:y2="13.213cm">
            <text:p/>
          </draw:line>
          <draw:path draw:style-name="gr217" draw:text-style-name="P3" draw:layer="Details" svg:width="1.836cm" svg:height="0.578cm" svg:x="21.069cm" svg:y="12.876cm" svg:viewBox="0 0 1837 579" svg:d="M1837 0c0 328-398 579-919 579-520 0-918-251-918-579">
            <text:p/>
          </draw:path>
          <draw:line draw:style-name="gr218" draw:text-style-name="P4" draw:layer="Details" svg:x1="21.152cm" svg:y1="13.117cm" svg:x2="21.152cm" svg:y2="13.31cm">
            <text:p/>
          </draw:line>
          <draw:line draw:style-name="gr219" draw:text-style-name="P4" draw:layer="Details" svg:x1="21.32cm" svg:y1="13.261cm" svg:x2="21.32cm" svg:y2="13.454cm">
            <text:p/>
          </draw:line>
          <draw:line draw:style-name="gr220" draw:text-style-name="P4" draw:layer="Details" svg:x1="21.57cm" svg:y1="13.406cm" svg:x2="21.57cm" svg:y2="13.599cm">
            <text:p/>
          </draw:line>
          <draw:line draw:style-name="gr221" draw:text-style-name="P4" draw:layer="Details" svg:x1="21.821cm" svg:y1="13.454cm" svg:x2="21.821cm" svg:y2="13.647cm">
            <text:p/>
          </draw:line>
          <draw:line draw:style-name="gr222" draw:text-style-name="P4" draw:layer="Details" svg:x1="22.155cm" svg:y1="13.454cm" svg:x2="22.155cm" svg:y2="13.647cm">
            <text:p/>
          </draw:line>
          <draw:line draw:style-name="gr223" draw:text-style-name="P4" draw:layer="Details" svg:x1="22.406cm" svg:y1="13.406cm" svg:x2="22.406cm" svg:y2="13.599cm">
            <text:p/>
          </draw:line>
          <draw:line draw:style-name="gr224" draw:text-style-name="P4" draw:layer="Details" svg:x1="22.656cm" svg:y1="13.261cm" svg:x2="22.656cm" svg:y2="13.454cm">
            <text:p/>
          </draw:line>
          <draw:line draw:style-name="gr225" draw:text-style-name="P4" draw:layer="Details" svg:x1="22.823cm" svg:y1="13.117cm" svg:x2="22.823cm" svg:y2="13.31cm">
            <text:p/>
          </draw:line>
          <draw:path draw:style-name="gr226" draw:text-style-name="P3" draw:layer="Details" svg:width="1.837cm" svg:height="1.735cm" svg:x="21.069cm" svg:y="11.911cm" svg:viewBox="0 0 1838 1736" svg:d="M918 0c521 0 920 251 920 579v579c0 337-418 578-919 578s-919-241-919-578c0 0 1-579 0-580 0-328 398-578 918-578z">
            <text:p/>
          </draw:path>
        </draw:g>
        <draw:frame draw:style-name="gr227" draw:text-style-name="P8" draw:layer="Details" svg:width="3.771cm" svg:height="0.761cm" svg:x="23.707cm" svg:y="12.396cm">
          <draw:text-box>
            <text:p text:style-name="P8"><text:span text:style-name="T2">Router + Firewall</text:span></text:p>
          </draw:text-box>
        </draw:frame>
        <draw:frame draw:style-name="gr228" draw:text-style-name="P7" draw:layer="Details" svg:width="4.153cm" svg:height="1.28cm" svg:x="15.188cm" svg:y="1.991cm">
          <draw:text-box>
            <text:p text:style-name="P7"><text:span text:style-name="T1">Analytics Node</text:span></text:p>
            <text:p text:style-name="P7"><text:span text:style-name="T3">CentOS</text:span></text:p>
          </draw:text-box>
        </draw:frame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29" draw:text-style-name="P2" draw:layer="Details" svg:width="0.698cm" svg:height="0.463cm" svg:x="20.012cm" svg:y="15.096cm" svg:viewBox="0 0 699 464" svg:d="M1 464c58 0 698-288 698-376s-90-88-148-88c0 38-572 188-550 464z">
              <text:p/>
            </draw:path>
            <draw:g>
              <draw:polygon draw:style-name="gr230" draw:text-style-name="P5" draw:layer="Details" svg:width="0.74cm" svg:height="0.689cm" svg:x="19.229cm" svg:y="14.845cm" svg:viewBox="0 0 741 690" draw:points="0,251 0,0 741,439 741,690">
                <text:p/>
              </draw:polygon>
              <draw:polygon draw:style-name="gr231" draw:text-style-name="P5" draw:layer="Details" svg:width="0.634cm" svg:height="0.626cm" svg:x="19.97cm" svg:y="14.908cm" svg:viewBox="0 0 635 627" draw:points="0,627 0,376 635,0 635,251">
                <text:p/>
              </draw:polygon>
              <draw:polygon draw:style-name="gr232" draw:text-style-name="P5" draw:layer="Details" svg:width="1.375cm" svg:height="0.815cm" svg:x="19.229cm" svg:y="14.469cm" svg:viewBox="0 0 1376 816" draw:points="741,816 0,376 635,0 1376,439">
                <text:p/>
              </draw:polygon>
              <draw:line draw:style-name="gr233" draw:text-style-name="P5" draw:layer="Details" svg:x1="19.483cm" svg:y1="15.046cm" svg:x2="19.483cm" svg:y2="15.197cm">
                <text:p/>
              </draw:line>
              <draw:line draw:style-name="gr234" draw:text-style-name="P5" draw:layer="Details" svg:x1="19.949cm" svg:y1="15.368cm" svg:x2="19.61cm" svg:y2="15.167cm">
                <text:p/>
              </draw:line>
              <draw:line draw:style-name="gr235" draw:text-style-name="P5" draw:layer="Details" svg:x1="19.608cm" svg:y1="15.122cm" svg:x2="19.608cm" svg:y2="15.172cm">
                <text:p/>
              </draw:line>
              <draw:line draw:style-name="gr236" draw:text-style-name="P5" draw:layer="Details" svg:x1="19.947cm" svg:y1="15.322cm" svg:x2="19.947cm" svg:y2="15.372cm">
                <text:p/>
              </draw:line>
              <draw:line draw:style-name="gr237" draw:text-style-name="P5" draw:layer="Details" svg:x1="19.947cm" svg:y1="15.323cm" svg:x2="19.608cm" svg:y2="15.122cm">
                <text:p/>
              </draw:line>
              <draw:polygon draw:style-name="gr238" draw:text-style-name="P5" draw:layer="Details" svg:width="0.041cm" svg:height="0.074cm" svg:x="19.526cm" svg:y="15.071cm" svg:viewBox="0 0 42 75" draw:points="0,50 0,0 42,25 42,75">
                <text:p/>
              </draw:polygon>
              <draw:line draw:style-name="gr239" draw:text-style-name="P5" draw:layer="Details" svg:x1="19.441cm" svg:y1="15.021cm" svg:x2="19.441cm" svg:y2="15.172cm">
                <text:p/>
              </draw:line>
              <draw:line draw:style-name="gr240" draw:text-style-name="P5" draw:layer="Details" svg:x1="19.399cm" svg:y1="14.996cm" svg:x2="19.399cm" svg:y2="15.147cm">
                <text:p/>
              </draw:line>
              <draw:line draw:style-name="gr241" draw:text-style-name="P5" draw:layer="Details" svg:x1="19.356cm" svg:y1="14.971cm" svg:x2="19.356cm" svg:y2="15.122cm">
                <text:p/>
              </draw:line>
              <draw:line draw:style-name="gr242" draw:text-style-name="P5" draw:layer="Details" svg:x1="19.314cm" svg:y1="14.946cm" svg:x2="19.314cm" svg:y2="15.097cm">
                <text:p/>
              </draw:line>
              <draw:line draw:style-name="gr243" draw:text-style-name="P5" draw:layer="Details" svg:x1="19.272cm" svg:y1="14.921cm" svg:x2="19.272cm" svg:y2="15.072cm">
                <text:p/>
              </draw:line>
              <draw:polygon draw:style-name="gr244" draw:text-style-name="P5" draw:layer="Details" svg:width="0.041cm" svg:height="0.275cm" svg:x="19.187cm" svg:y="14.82cm" svg:viewBox="0 0 42 276" draw:points="0,251 0,0 42,25 42,276">
                <text:p/>
              </draw:polygon>
              <draw:polygon draw:style-name="gr245" draw:text-style-name="P5" draw:layer="Details" svg:width="0.041cm" svg:height="0.275cm" svg:x="19.97cm" svg:y="15.285cm" svg:viewBox="0 0 42 276" draw:points="0,251 0,0 42,25 42,276">
                <text:p/>
              </draw:polygon>
              <draw:polygon draw:style-name="gr246" draw:text-style-name="P5" draw:layer="Details" svg:width="1.417cm" svg:height="1.091cm" svg:x="19.187cm" svg:y="14.469cm" svg:viewBox="0 0 1418 1092" draw:points="0,602 0,351 42,376 677,0 1418,439 1418,690 825,1042 825,1092">
                <text:p/>
              </draw:polygon>
            </draw:g>
          </draw:g>
          <draw:g>
            <draw:custom-shape draw:style-name="gr247" draw:text-style-name="P6" draw:layer="Details" svg:width="0.226cm" svg:height="0.23cm" svg:x="20.191cm" svg:y="15.2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248" draw:text-style-name="P5" draw:layer="Details" svg:width="0.136cm" svg:height="0.214cm" svg:x="20.242cm" svg:y="15.284cm" svg:viewBox="0 0 137 215" draw:points="0,15 25,15 37,7 62,0 100,15 75,15 88,37 50,74 37,81 25,89 50,104 62,119 100,119 137,141 112,185 75,215 75,171 50,141 62,126 37,104 13,96 0,67">
              <text:p/>
            </draw:polygon>
            <draw:path draw:style-name="gr249" draw:text-style-name="P5" draw:layer="Details" svg:width="0.056cm" svg:height="0.097cm" svg:x="20.354cm" svg:y="15.297cm" svg:viewBox="0 0 57 98" svg:d="M50 98v-8l-13-22v-22l-12-30-25-14c25-15 75 81 50 96z">
              <text:p/>
            </draw:path>
            <draw:g>
              <draw:line draw:style-name="gr250" draw:text-style-name="P5" draw:layer="Details" svg:x1="20.292cm" svg:y1="15.425cm" svg:x2="20.279cm" svg:y2="15.373cm">
                <text:p/>
              </draw:line>
              <draw:line draw:style-name="gr251" draw:text-style-name="P5" draw:layer="Details" svg:x1="20.292cm" svg:y1="15.425cm" svg:x2="20.305cm" svg:y2="15.388cm">
                <text:p/>
              </draw:line>
              <draw:line draw:style-name="gr252" draw:text-style-name="P5" draw:layer="Details" svg:x1="20.317cm" svg:y1="15.425cm" svg:x2="20.304cm" svg:y2="15.388cm">
                <text:p/>
              </draw:line>
              <draw:line draw:style-name="gr253" draw:text-style-name="P5" draw:layer="Details" svg:x1="20.317cm" svg:y1="15.425cm" svg:x2="20.33cm" svg:y2="15.373cm">
                <text:p/>
              </draw:line>
            </draw:g>
            <draw:g>
              <draw:line draw:style-name="gr254" draw:text-style-name="P5" draw:layer="Details" svg:x1="20.367cm" svg:y1="15.425cm" svg:x2="20.354cm" svg:y2="15.373cm">
                <text:p/>
              </draw:line>
              <draw:line draw:style-name="gr255" draw:text-style-name="P5" draw:layer="Details" svg:x1="20.367cm" svg:y1="15.425cm" svg:x2="20.38cm" svg:y2="15.388cm">
                <text:p/>
              </draw:line>
              <draw:line draw:style-name="gr256" draw:text-style-name="P5" draw:layer="Details" svg:x1="20.392cm" svg:y1="15.425cm" svg:x2="20.379cm" svg:y2="15.388cm">
                <text:p/>
              </draw:line>
              <draw:line draw:style-name="gr257" draw:text-style-name="P5" draw:layer="Details" svg:x1="20.392cm" svg:y1="15.425cm" svg:x2="20.405cm" svg:y2="15.373cm">
                <text:p/>
              </draw:line>
            </draw:g>
            <draw:g>
              <draw:line draw:style-name="gr258" draw:text-style-name="P5" draw:layer="Details" svg:x1="20.217cm" svg:y1="15.425cm" svg:x2="20.204cm" svg:y2="15.373cm">
                <text:p/>
              </draw:line>
              <draw:line draw:style-name="gr259" draw:text-style-name="P5" draw:layer="Details" svg:x1="20.217cm" svg:y1="15.425cm" svg:x2="20.23cm" svg:y2="15.388cm">
                <text:p/>
              </draw:line>
              <draw:line draw:style-name="gr260" draw:text-style-name="P5" draw:layer="Details" svg:x1="20.242cm" svg:y1="15.425cm" svg:x2="20.229cm" svg:y2="15.388cm">
                <text:p/>
              </draw:line>
              <draw:line draw:style-name="gr261" draw:text-style-name="P5" draw:layer="Details" svg:x1="20.242cm" svg:y1="15.425cm" svg:x2="20.255cm" svg:y2="15.373cm">
                <text:p/>
              </draw:line>
            </draw:g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62" draw:text-style-name="P2" draw:layer="Details" svg:width="0.702cm" svg:height="0.462cm" svg:x="22.024cm" svg:y="15.093cm" svg:viewBox="0 0 703 463" svg:d="M1 463c58 0 702-288 702-376 0-87-91-87-149-87 0 37-575 187-553 463z">
              <text:p/>
            </draw:path>
            <draw:g>
              <draw:polygon draw:style-name="gr263" draw:text-style-name="P5" draw:layer="Details" svg:width="0.744cm" svg:height="0.686cm" svg:x="21.238cm" svg:y="14.843cm" svg:viewBox="0 0 745 687" draw:points="0,250 0,0 745,438 745,687">
                <text:p/>
              </draw:polygon>
              <draw:polygon draw:style-name="gr264" draw:text-style-name="P5" draw:layer="Details" svg:width="0.637cm" svg:height="0.624cm" svg:x="21.982cm" svg:y="14.906cm" svg:viewBox="0 0 638 625" draw:points="0,625 0,375 638,0 638,250">
                <text:p/>
              </draw:polygon>
              <draw:polygon draw:style-name="gr265" draw:text-style-name="P5" draw:layer="Details" svg:width="1.382cm" svg:height="0.811cm" svg:x="21.238cm" svg:y="14.468cm" svg:viewBox="0 0 1383 812" draw:points="745,812 0,375 638,0 1383,438">
                <text:p/>
              </draw:polygon>
              <draw:line draw:style-name="gr266" draw:text-style-name="P5" draw:layer="Details" svg:x1="21.493cm" svg:y1="15.043cm" svg:x2="21.493cm" svg:y2="15.193cm">
                <text:p/>
              </draw:line>
              <draw:line draw:style-name="gr267" draw:text-style-name="P5" draw:layer="Details" svg:x1="21.961cm" svg:y1="15.363cm" svg:x2="21.621cm" svg:y2="15.163cm">
                <text:p/>
              </draw:line>
              <draw:line draw:style-name="gr268" draw:text-style-name="P5" draw:layer="Details" svg:x1="21.619cm" svg:y1="15.118cm" svg:x2="21.619cm" svg:y2="15.168cm">
                <text:p/>
              </draw:line>
              <draw:line draw:style-name="gr269" draw:text-style-name="P5" draw:layer="Details" svg:x1="21.959cm" svg:y1="15.318cm" svg:x2="21.959cm" svg:y2="15.368cm">
                <text:p/>
              </draw:line>
              <draw:line draw:style-name="gr270" draw:text-style-name="P5" draw:layer="Details" svg:x1="21.959cm" svg:y1="15.318cm" svg:x2="21.619cm" svg:y2="15.118cm">
                <text:p/>
              </draw:line>
              <draw:polygon draw:style-name="gr271" draw:text-style-name="P5" draw:layer="Details" svg:width="0.042cm" svg:height="0.074cm" svg:x="21.535cm" svg:y="15.068cm" svg:viewBox="0 0 43 75" draw:points="0,50 0,0 43,25 43,75">
                <text:p/>
              </draw:polygon>
              <draw:line draw:style-name="gr272" draw:text-style-name="P5" draw:layer="Details" svg:x1="21.45cm" svg:y1="15.018cm" svg:x2="21.45cm" svg:y2="15.168cm">
                <text:p/>
              </draw:line>
              <draw:line draw:style-name="gr273" draw:text-style-name="P5" draw:layer="Details" svg:x1="21.408cm" svg:y1="14.993cm" svg:x2="21.408cm" svg:y2="15.143cm">
                <text:p/>
              </draw:line>
              <draw:line draw:style-name="gr274" draw:text-style-name="P5" draw:layer="Details" svg:x1="21.365cm" svg:y1="14.968cm" svg:x2="21.365cm" svg:y2="15.118cm">
                <text:p/>
              </draw:line>
              <draw:line draw:style-name="gr275" draw:text-style-name="P5" draw:layer="Details" svg:x1="21.323cm" svg:y1="14.943cm" svg:x2="21.323cm" svg:y2="15.093cm">
                <text:p/>
              </draw:line>
              <draw:line draw:style-name="gr276" draw:text-style-name="P5" draw:layer="Details" svg:x1="21.28cm" svg:y1="14.918cm" svg:x2="21.28cm" svg:y2="15.068cm">
                <text:p/>
              </draw:line>
              <draw:polygon draw:style-name="gr277" draw:text-style-name="P5" draw:layer="Details" svg:width="0.042cm" svg:height="0.274cm" svg:x="21.195cm" svg:y="14.818cm" svg:viewBox="0 0 43 275" draw:points="0,250 0,0 43,25 43,275">
                <text:p/>
              </draw:polygon>
              <draw:polygon draw:style-name="gr278" draw:text-style-name="P5" draw:layer="Details" svg:width="0.042cm" svg:height="0.274cm" svg:x="21.982cm" svg:y="15.28cm" svg:viewBox="0 0 43 275" draw:points="0,250 0,0 43,25 43,275">
                <text:p/>
              </draw:polygon>
              <draw:polygon draw:style-name="gr279" draw:text-style-name="P5" draw:layer="Details" svg:width="1.425cm" svg:height="1.086cm" svg:x="21.195cm" svg:y="14.468cm" svg:viewBox="0 0 1426 1087" draw:points="0,600 0,350 43,375 681,0 1426,438 1426,687 830,1037 830,1087">
                <text:p/>
              </draw:polygon>
            </draw:g>
          </draw:g>
          <draw:g>
            <draw:custom-shape draw:style-name="gr280" draw:text-style-name="P6" draw:layer="Details" svg:width="0.226cm" svg:height="0.229cm" svg:x="22.205cm" svg:y="15.2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281" draw:text-style-name="P5" draw:layer="Details" svg:width="0.137cm" svg:height="0.213cm" svg:x="22.255cm" svg:y="15.279cm" svg:viewBox="0 0 138 214" draw:points="0,15 25,15 38,7 63,0 100,15 75,15 88,37 50,74 38,81 25,89 50,103 63,118 100,118 138,140 113,185 75,214 75,170 50,140 63,125 38,103 13,96 0,66">
              <text:p/>
            </draw:polygon>
            <draw:path draw:style-name="gr282" draw:text-style-name="P5" draw:layer="Details" svg:width="0.056cm" svg:height="0.096cm" svg:x="22.368cm" svg:y="15.293cm" svg:viewBox="0 0 57 97" svg:d="M50 97v-7l-12-22v-22l-13-30-25-14c25-15 75 81 50 95z">
              <text:p/>
            </draw:path>
            <draw:g>
              <draw:line draw:style-name="gr283" draw:text-style-name="P5" draw:layer="Details" svg:x1="22.306cm" svg:y1="15.42cm" svg:x2="22.293cm" svg:y2="15.368cm">
                <text:p/>
              </draw:line>
              <draw:line draw:style-name="gr284" draw:text-style-name="P5" draw:layer="Details" svg:x1="22.305cm" svg:y1="15.42cm" svg:x2="22.318cm" svg:y2="15.383cm">
                <text:p/>
              </draw:line>
              <draw:line draw:style-name="gr285" draw:text-style-name="P5" draw:layer="Details" svg:x1="22.331cm" svg:y1="15.42cm" svg:x2="22.318cm" svg:y2="15.383cm">
                <text:p/>
              </draw:line>
              <draw:line draw:style-name="gr286" draw:text-style-name="P5" draw:layer="Details" svg:x1="22.331cm" svg:y1="15.42cm" svg:x2="22.344cm" svg:y2="15.368cm">
                <text:p/>
              </draw:line>
            </draw:g>
            <draw:g>
              <draw:line draw:style-name="gr287" draw:text-style-name="P5" draw:layer="Details" svg:x1="22.381cm" svg:y1="15.42cm" svg:x2="22.368cm" svg:y2="15.368cm">
                <text:p/>
              </draw:line>
              <draw:line draw:style-name="gr288" draw:text-style-name="P5" draw:layer="Details" svg:x1="22.381cm" svg:y1="15.42cm" svg:x2="22.394cm" svg:y2="15.383cm">
                <text:p/>
              </draw:line>
              <draw:line draw:style-name="gr289" draw:text-style-name="P5" draw:layer="Details" svg:x1="22.406cm" svg:y1="15.42cm" svg:x2="22.393cm" svg:y2="15.383cm">
                <text:p/>
              </draw:line>
              <draw:line draw:style-name="gr290" draw:text-style-name="P5" draw:layer="Details" svg:x1="22.406cm" svg:y1="15.42cm" svg:x2="22.419cm" svg:y2="15.368cm">
                <text:p/>
              </draw:line>
            </draw:g>
            <draw:g>
              <draw:line draw:style-name="gr291" draw:text-style-name="P5" draw:layer="Details" svg:x1="22.231cm" svg:y1="15.42cm" svg:x2="22.218cm" svg:y2="15.368cm">
                <text:p/>
              </draw:line>
              <draw:line draw:style-name="gr292" draw:text-style-name="P5" draw:layer="Details" svg:x1="22.23cm" svg:y1="15.42cm" svg:x2="22.243cm" svg:y2="15.383cm">
                <text:p/>
              </draw:line>
              <draw:line draw:style-name="gr293" draw:text-style-name="P5" draw:layer="Details" svg:x1="22.256cm" svg:y1="15.42cm" svg:x2="22.243cm" svg:y2="15.383cm">
                <text:p/>
              </draw:line>
              <draw:line draw:style-name="gr294" draw:text-style-name="P5" draw:layer="Details" svg:x1="22.255cm" svg:y1="15.42cm" svg:x2="22.268cm" svg:y2="15.368cm">
                <text:p/>
              </draw:line>
            </draw:g>
          </draw:g>
        </draw:g>
        <draw:frame draw:style-name="gr295" draw:text-style-name="P8" draw:layer="Details" svg:width="4.365cm" svg:height="0.979cm" svg:x="23.707cm" svg:y="14.763cm">
          <draw:text-box>
            <text:p text:style-name="P8"><text:span text:style-name="T2">Reverse proxy</text:span></text:p>
          </draw:text-box>
        </draw:frame>
        <draw:line draw:style-name="gr296" draw:text-style-name="P1" draw:layer="Details" svg:x1="21.246cm" svg:y1="4.446cm" svg:x2="21.246cm" svg:y2="2.858cm">
          <text:p/>
        </draw:line>
        <draw:line draw:style-name="gr296" draw:text-style-name="P1" draw:layer="Details" svg:x1="21.246cm" svg:y1="4.447cm" svg:x2="21.246cm" svg:y2="2.859cm">
          <text:p/>
        </draw:line>
        <draw:line draw:style-name="gr296" draw:text-style-name="P1" draw:layer="Details" svg:x1="7.005cm" svg:y1="15.175cm" svg:x2="7.005cm" svg:y2="13.587cm">
          <text:p/>
        </draw:line>
        <draw:line draw:style-name="gr296" draw:text-style-name="P1" draw:layer="Details" svg:x1="12.435cm" svg:y1="5.664cm" svg:x2="12.382cm" svg:y2="3.228cm">
          <text:p/>
        </draw:line>
        <draw:frame draw:style-name="gr297" draw:text-style-name="P8" draw:layer="Details" svg:width="2.646cm" svg:height="1.199cm" svg:x="6.316cm" svg:y="12.137cm">
          <draw:text-box>
            <text:p text:style-name="P8"><text:span text:style-name="T3">TCP 2222</text:span></text:p>
            <text:p text:style-name="P8"><text:span text:style-name="T2">rsync</text:span></text:p>
          </draw:text-box>
        </draw:frame>
        <draw:frame draw:style-name="gr298" draw:text-style-name="P8" draw:layer="Details" svg:width="3.31cm" svg:height="1.199cm" svg:x="10.746cm" svg:y="2.085cm">
          <draw:text-box>
            <text:p text:style-name="P8"><text:span text:style-name="T3">NAT - TCP 22</text:span></text:p>
            <text:p text:style-name="P8"><text:span text:style-name="T2">rsync</text:span></text:p>
          </draw:text-box>
        </draw:frame>
        <draw:frame draw:style-name="gr299" draw:text-style-name="P8" draw:layer="Details" svg:width="2.018cm" svg:height="1.199cm" svg:x="20.57cm" svg:y="1.689cm">
          <draw:text-box>
            <text:p text:style-name="P8"><text:span text:style-name="T3">TCP 22</text:span></text:p>
            <text:p text:style-name="P8"><text:span text:style-name="T2">rsyn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Purple_20_Linear_20_L" draw:display-name="Light Purple Linear L" draw:style="linear" draw:start-color="#c893c7" draw:end-color="#f4e9f3" draw:start-intensity="100%" draw:end-intensity="100%" draw:angle="900" draw:border="10%"/>
    <draw:gradient draw:name="Light_20_Purple_20_Linear_20_T" draw:display-name="Light Purple Linear T" draw:style="linear" draw:start-color="#c893c7" draw:end-color="#f4e9f3" draw:start-intensity="100%" draw:end-intensity="100%" draw:angle="0" draw:border="10%"/>
    <draw:gradient draw:name="Light_20_Purple_20_Square_20_BR" draw:display-name="Light Purple Square BR" draw:style="square" draw:cx="30%" draw:cy="30%" draw:start-color="#c893c7" draw:end-color="#f4e9f3" draw:start-intensity="100%" draw:end-intensity="100%" draw:angle="0" draw:border="0%"/>
    <draw:gradient draw:name="Light_20_Red_20_Axial_20_H" draw:display-name="Light Red Axial H" draw:style="axial" draw:start-color="#f8e8ea" draw:end-color="#de8e96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etails">
        <svg:desc>Lists details, like IP addresses, hostnames, et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10:34:46.336559877</meta:creation-date>
    <dc:date>2015-09-08T15:01:13.337089434</dc:date>
    <meta:editing-duration>PT4H11M3S</meta:editing-duration>
    <meta:editing-cycles>26</meta:editing-cycles>
    <meta:generator>LibreOffice/4.3.7.2$FreeBSD_X86_64 LibreOffice_project/430m0$Build-2</meta:generator>
    <meta:document-statistic meta:object-count="353"/>
  </office:meta>
</office:document-meta>
</file>